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2b816" officeooo:paragraph-rsid="001383e6"/>
    </style:style>
    <style:style style:name="P2" style:family="paragraph" style:parent-style-name="Text_20_body">
      <style:text-properties officeooo:rsid="000377f1" officeooo:paragraph-rsid="001383e6"/>
    </style:style>
    <style:style style:name="P3" style:family="paragraph" style:parent-style-name="Text_20_body">
      <style:text-properties officeooo:rsid="0004ebf5" officeooo:paragraph-rsid="001383e6"/>
    </style:style>
    <style:style style:name="P4" style:family="paragraph" style:parent-style-name="Text_20_body">
      <style:text-properties officeooo:rsid="000a4e30" officeooo:paragraph-rsid="000a4e30"/>
    </style:style>
    <style:style style:name="P5" style:family="paragraph" style:parent-style-name="Text_20_body">
      <style:text-properties officeooo:rsid="000a4e30" officeooo:paragraph-rsid="001383e6"/>
    </style:style>
    <style:style style:name="P6" style:family="paragraph" style:parent-style-name="Text_20_body">
      <style:text-properties fo:font-style="normal" fo:font-weight="bold" officeooo:rsid="000914da" officeooo:paragraph-rsid="000914da" style:font-style-asian="normal" style:font-weight-asian="bold" style:font-style-complex="normal" style:font-weight-complex="bold"/>
    </style:style>
    <style:style style:name="P7" style:family="paragraph" style:parent-style-name="Text_20_body">
      <style:text-properties fo:font-style="normal" fo:font-weight="normal" officeooo:rsid="000bb640" officeooo:paragraph-rsid="000bb640" style:font-style-asian="normal" style:font-weight-asian="normal" style:font-style-complex="normal" style:font-weight-complex="normal"/>
    </style:style>
    <style:style style:name="P8" style:family="paragraph" style:parent-style-name="Text_20_body">
      <style:text-properties fo:font-style="normal" fo:font-weight="normal" officeooo:rsid="001ee186" officeooo:paragraph-rsid="001ee186" style:font-style-asian="normal" style:font-weight-asian="normal" style:font-style-complex="normal" style:font-weight-complex="normal"/>
    </style:style>
    <style:style style:name="P9" style:family="paragraph" style:parent-style-name="Text_20_body">
      <style:text-properties fo:font-style="normal" fo:font-weight="normal" officeooo:rsid="002530ce" officeooo:paragraph-rsid="002530ce" style:font-style-asian="normal" style:font-weight-asian="normal" style:font-style-complex="normal" style:font-weight-complex="normal"/>
    </style:style>
    <style:style style:name="P10" style:family="paragraph" style:parent-style-name="Text_20_body">
      <style:text-properties fo:font-style="normal" fo:font-weight="normal" officeooo:rsid="0028f5ac" officeooo:paragraph-rsid="0028f5ac" style:font-style-asian="normal" style:font-weight-asian="normal" style:font-style-complex="normal" style:font-weight-complex="normal"/>
    </style:style>
    <style:style style:name="P11" style:family="paragraph" style:parent-style-name="Text_20_body">
      <style:text-properties fo:font-style="normal" fo:font-weight="normal" officeooo:rsid="0028f5ac" officeooo:paragraph-rsid="00488f49" style:font-style-asian="normal" style:font-weight-asian="normal" style:font-style-complex="normal" style:font-weight-complex="normal"/>
    </style:style>
    <style:style style:name="P12" style:family="paragraph" style:parent-style-name="Text_20_body">
      <style:text-properties fo:font-style="normal" fo:font-weight="normal" officeooo:rsid="002973ae" officeooo:paragraph-rsid="002973ae" style:font-style-asian="normal" style:font-weight-asian="normal" style:font-style-complex="normal" style:font-weight-complex="normal"/>
    </style:style>
    <style:style style:name="P13" style:family="paragraph" style:parent-style-name="Text_20_body">
      <style:text-properties fo:font-style="normal" fo:font-weight="normal" officeooo:rsid="003dd679" officeooo:paragraph-rsid="003dd679" style:font-style-asian="normal" style:font-weight-asian="normal" style:font-style-complex="normal" style:font-weight-complex="normal"/>
    </style:style>
    <style:style style:name="P14" style:family="paragraph" style:parent-style-name="Text_20_body">
      <style:text-properties fo:font-style="normal" fo:font-weight="normal" officeooo:rsid="0043cbbc" officeooo:paragraph-rsid="0043cbbc" style:font-style-asian="normal" style:font-weight-asian="normal" style:font-style-complex="normal" style:font-weight-complex="normal"/>
    </style:style>
    <style:style style:name="P15" style:family="paragraph" style:parent-style-name="Text_20_body">
      <style:text-properties fo:font-style="normal" fo:font-weight="normal" officeooo:rsid="0045bb4e" officeooo:paragraph-rsid="0045bb4e" style:font-style-asian="normal" style:font-weight-asian="normal" style:font-style-complex="normal" style:font-weight-complex="normal"/>
    </style:style>
    <style:style style:name="P16" style:family="paragraph" style:parent-style-name="Text_20_body">
      <style:text-properties fo:font-style="normal" fo:font-weight="normal" officeooo:rsid="00459e2a" officeooo:paragraph-rsid="0043cbbc" style:font-style-asian="normal" style:font-weight-asian="normal" style:font-style-complex="normal" style:font-weight-complex="normal"/>
    </style:style>
    <style:style style:name="P17" style:family="paragraph" style:parent-style-name="Text_20_body">
      <style:text-properties fo:font-style="normal" officeooo:rsid="0004ebf5" officeooo:paragraph-rsid="0006cd84" style:font-style-asian="normal" style:font-style-complex="normal"/>
    </style:style>
    <style:style style:name="P18" style:family="paragraph" style:parent-style-name="Text_20_body">
      <style:text-properties fo:font-style="normal" officeooo:rsid="00073ed4" officeooo:paragraph-rsid="00073ed4" style:font-style-asian="normal" style:font-style-complex="normal"/>
    </style:style>
    <style:style style:name="P19" style:family="paragraph" style:parent-style-name="Text_20_body">
      <style:text-properties fo:font-style="normal" officeooo:rsid="000a4e30" officeooo:paragraph-rsid="001383e6" style:font-style-asian="normal" style:font-style-complex="normal"/>
    </style:style>
    <style:style style:name="P20" style:family="paragraph" style:parent-style-name="Text_20_body">
      <style:text-properties fo:font-style="normal" officeooo:rsid="00150b28" officeooo:paragraph-rsid="00150b28" style:font-style-asian="normal" style:font-style-complex="normal"/>
    </style:style>
    <style:style style:name="P21" style:family="paragraph" style:parent-style-name="Text_20_body">
      <style:text-properties fo:font-style="normal" officeooo:rsid="0019bfb7" officeooo:paragraph-rsid="0019bfb7" style:font-style-asian="normal" style:font-style-complex="normal"/>
    </style:style>
    <style:style style:name="P22" style:family="paragraph" style:parent-style-name="Text_20_body">
      <style:text-properties fo:font-style="normal" officeooo:rsid="0028f5ac" officeooo:paragraph-rsid="0028f5ac" style:font-style-asian="normal" style:font-style-complex="normal"/>
    </style:style>
    <style:style style:name="P23" style:family="paragraph" style:parent-style-name="Text_20_body">
      <style:text-properties officeooo:paragraph-rsid="001383e6"/>
    </style:style>
    <style:style style:name="P24" style:family="paragraph" style:parent-style-name="Text_20_body">
      <style:text-properties officeooo:rsid="00154647" officeooo:paragraph-rsid="00154647"/>
    </style:style>
    <style:style style:name="P25" style:family="paragraph" style:parent-style-name="Text_20_body">
      <style:text-properties officeooo:rsid="00165b55" officeooo:paragraph-rsid="00165b55"/>
    </style:style>
    <style:style style:name="P26" style:family="paragraph" style:parent-style-name="Text_20_body">
      <style:text-properties officeooo:rsid="00183623" officeooo:paragraph-rsid="00183623"/>
    </style:style>
    <style:style style:name="P27" style:family="paragraph" style:parent-style-name="Text_20_body">
      <style:text-properties officeooo:rsid="001b0f08" officeooo:paragraph-rsid="001b0f08"/>
    </style:style>
    <style:style style:name="P28" style:family="paragraph" style:parent-style-name="Text_20_body">
      <style:text-properties fo:font-style="italic" officeooo:rsid="001bd6dd" officeooo:paragraph-rsid="001bd6dd" style:font-style-asian="italic" style:font-style-complex="italic"/>
    </style:style>
    <style:style style:name="P29" style:family="paragraph" style:parent-style-name="Text_20_body">
      <style:text-properties fo:font-style="italic" officeooo:rsid="00200bf6" officeooo:paragraph-rsid="00200bf6" style:font-style-asian="italic" style:font-style-complex="italic"/>
    </style:style>
    <style:style style:name="P30" style:family="paragraph" style:parent-style-name="Text_20_body">
      <style:text-properties officeooo:rsid="001cc85f" officeooo:paragraph-rsid="001e6861"/>
    </style:style>
    <style:style style:name="P31" style:family="paragraph" style:parent-style-name="Text_20_body">
      <style:text-properties officeooo:rsid="00200bf6" officeooo:paragraph-rsid="00200bf6"/>
    </style:style>
    <style:style style:name="P32" style:family="paragraph" style:parent-style-name="Text_20_body">
      <style:text-properties officeooo:rsid="0028f5ac" officeooo:paragraph-rsid="0028f5ac"/>
    </style:style>
    <style:style style:name="P33" style:family="paragraph" style:parent-style-name="Text_20_body">
      <style:text-properties officeooo:rsid="002b1869" officeooo:paragraph-rsid="002b1869"/>
    </style:style>
    <style:style style:name="P34" style:family="paragraph" style:parent-style-name="Text_20_body">
      <style:text-properties officeooo:paragraph-rsid="002b1869"/>
    </style:style>
    <style:style style:name="P35" style:family="paragraph" style:parent-style-name="Text_20_body">
      <style:text-properties officeooo:paragraph-rsid="002de1e3"/>
    </style:style>
    <style:style style:name="P36" style:family="paragraph" style:parent-style-name="Text_20_body">
      <style:text-properties officeooo:rsid="003255a3" officeooo:paragraph-rsid="003255a3"/>
    </style:style>
    <style:style style:name="P37" style:family="paragraph" style:parent-style-name="Text_20_body">
      <style:text-properties officeooo:rsid="003255a3" officeooo:paragraph-rsid="002f356c"/>
    </style:style>
    <style:style style:name="P38" style:family="paragraph" style:parent-style-name="Text_20_body">
      <style:text-properties officeooo:rsid="003255a3" officeooo:paragraph-rsid="00346e2f"/>
    </style:style>
    <style:style style:name="P39" style:family="paragraph" style:parent-style-name="Text_20_body">
      <style:text-properties officeooo:paragraph-rsid="00346e2f"/>
    </style:style>
    <style:style style:name="P40" style:family="paragraph" style:parent-style-name="Text_20_body">
      <style:text-properties officeooo:rsid="000d24d0" officeooo:paragraph-rsid="00306b24"/>
    </style:style>
    <style:style style:name="P41" style:family="paragraph" style:parent-style-name="Text_20_body">
      <style:text-properties officeooo:rsid="003dd679" officeooo:paragraph-rsid="003dd679"/>
    </style:style>
    <style:style style:name="P42" style:family="paragraph" style:parent-style-name="Text_20_body">
      <style:text-properties officeooo:rsid="001ee186" officeooo:paragraph-rsid="001ee186"/>
    </style:style>
    <style:style style:name="P43" style:family="paragraph" style:parent-style-name="Text_20_body" style:list-style-name="L1">
      <style:text-properties fo:font-style="normal" fo:font-weight="normal" officeooo:rsid="000bb640" officeooo:paragraph-rsid="000bb640" style:font-style-asian="normal" style:font-weight-asian="normal" style:font-style-complex="normal" style:font-weight-complex="normal"/>
    </style:style>
    <style:style style:name="P44" style:family="paragraph" style:parent-style-name="Text_20_body" style:list-style-name="L2">
      <style:text-properties fo:font-style="normal" fo:font-weight="normal" officeooo:rsid="000bb640" officeooo:paragraph-rsid="000bb640" style:font-style-asian="normal" style:font-weight-asian="normal" style:font-style-complex="normal" style:font-weight-complex="normal"/>
    </style:style>
    <style:style style:name="P45" style:family="paragraph" style:parent-style-name="Text_20_body" style:list-style-name="L3">
      <style:text-properties fo:font-style="normal" fo:font-weight="normal" officeooo:rsid="000bb640" officeooo:paragraph-rsid="000bb640" style:font-style-asian="normal" style:font-weight-asian="normal" style:font-style-complex="normal" style:font-weight-complex="normal"/>
    </style:style>
    <style:style style:name="P46" style:family="paragraph" style:parent-style-name="Text_20_body" style:list-style-name="L4">
      <style:text-properties fo:font-style="normal" fo:font-weight="normal" officeooo:rsid="000bb640" officeooo:paragraph-rsid="000bb640" style:font-style-asian="normal" style:font-weight-asian="normal" style:font-style-complex="normal" style:font-weight-complex="normal"/>
    </style:style>
    <style:style style:name="P47" style:family="paragraph" style:parent-style-name="Text_20_body" style:list-style-name="L5">
      <style:text-properties fo:font-style="normal" fo:font-weight="normal" officeooo:rsid="000bb640" officeooo:paragraph-rsid="000bb640" style:font-style-asian="normal" style:font-weight-asian="normal" style:font-style-complex="normal" style:font-weight-complex="normal"/>
    </style:style>
    <style:style style:name="P48" style:family="paragraph" style:parent-style-name="Text_20_body" style:list-style-name="L6">
      <style:text-properties fo:font-style="normal" fo:font-weight="normal" officeooo:rsid="000bb640" officeooo:paragraph-rsid="000bb640" style:font-style-asian="normal" style:font-weight-asian="normal" style:font-style-complex="normal" style:font-weight-complex="normal"/>
    </style:style>
    <style:style style:name="P49" style:family="paragraph" style:parent-style-name="Text_20_body" style:list-style-name="L1">
      <style:text-properties fo:font-style="normal" fo:font-weight="normal" officeooo:rsid="000e1e7b" officeooo:paragraph-rsid="000e1e7b" style:font-style-asian="normal" style:font-weight-asian="normal" style:font-style-complex="normal" style:font-weight-complex="normal"/>
    </style:style>
    <style:style style:name="P50" style:family="paragraph" style:parent-style-name="Text_20_body" style:list-style-name="L1">
      <style:text-properties fo:font-style="normal" fo:font-weight="normal" officeooo:rsid="000d3121" officeooo:paragraph-rsid="000d3121" style:font-style-asian="normal" style:font-weight-asian="normal" style:font-style-complex="normal" style:font-weight-complex="normal"/>
    </style:style>
    <style:style style:name="P51" style:family="paragraph" style:parent-style-name="Text_20_body" style:list-style-name="L3">
      <style:text-properties fo:font-style="normal" fo:font-weight="normal" officeooo:rsid="000d24d0" officeooo:paragraph-rsid="000d24d0" style:font-style-asian="normal" style:font-weight-asian="normal" style:font-style-complex="normal" style:font-weight-complex="normal"/>
    </style:style>
    <style:style style:name="P52" style:family="paragraph" style:parent-style-name="Text_20_body">
      <style:text-properties officeooo:rsid="0045bb4e" officeooo:paragraph-rsid="00465e04"/>
    </style:style>
    <style:style style:name="P53" style:family="paragraph" style:parent-style-name="Heading_20_4">
      <style:text-properties officeooo:rsid="000a4e30" officeooo:paragraph-rsid="001383e6"/>
    </style:style>
    <style:style style:name="P54" style:family="paragraph" style:parent-style-name="Heading_20_1">
      <style:text-properties officeooo:rsid="000d24d0" officeooo:paragraph-rsid="000d24d0"/>
    </style:style>
    <style:style style:name="P55" style:family="paragraph" style:parent-style-name="Heading_20_2">
      <style:text-properties officeooo:rsid="000a4e30" officeooo:paragraph-rsid="001383e6"/>
    </style:style>
    <style:style style:name="P56" style:family="paragraph" style:parent-style-name="Heading_20_3">
      <style:text-properties officeooo:rsid="00200bf6" officeooo:paragraph-rsid="00200bf6"/>
    </style:style>
    <style:style style:name="T1" style:family="text">
      <style:text-properties fo:font-style="italic" style:font-style-asian="italic" style:font-style-complex="italic"/>
    </style:style>
    <style:style style:name="T2" style:family="text">
      <style:text-properties fo:font-style="italic" officeooo:rsid="0002b816" style:font-style-asian="italic" style:font-style-complex="italic"/>
    </style:style>
    <style:style style:name="T3" style:family="text">
      <style:text-properties fo:font-style="italic" officeooo:rsid="0037e017"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e6861"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308f4" style:font-style-asian="normal" style:font-style-complex="normal"/>
    </style:style>
    <style:style style:name="T8" style:family="text">
      <style:text-properties fo:font-style="normal" officeooo:rsid="000377f1" style:font-style-asian="normal" style:font-style-complex="normal"/>
    </style:style>
    <style:style style:name="T9" style:family="text">
      <style:text-properties fo:font-style="normal" officeooo:rsid="00040887" style:font-style-asian="normal" style:font-style-complex="normal"/>
    </style:style>
    <style:style style:name="T10" style:family="text">
      <style:text-properties fo:font-style="normal" officeooo:rsid="0006cd84" style:font-style-asian="normal" style:font-style-complex="normal"/>
    </style:style>
    <style:style style:name="T11" style:family="text">
      <style:text-properties fo:font-style="normal" officeooo:rsid="00073ed4" style:font-style-asian="normal" style:font-style-complex="normal"/>
    </style:style>
    <style:style style:name="T12" style:family="text">
      <style:text-properties fo:font-style="normal" officeooo:rsid="000914da" style:font-style-asian="normal" style:font-style-complex="normal"/>
    </style:style>
    <style:style style:name="T13" style:family="text">
      <style:text-properties fo:font-style="normal" officeooo:rsid="0009560c" style:font-style-asian="normal" style:font-style-complex="normal"/>
    </style:style>
    <style:style style:name="T14" style:family="text">
      <style:text-properties fo:font-style="normal" officeooo:rsid="0002b816" style:font-style-asian="normal" style:font-style-complex="normal"/>
    </style:style>
    <style:style style:name="T15" style:family="text">
      <style:text-properties fo:font-style="normal" officeooo:rsid="000a4e30" style:font-style-asian="normal" style:font-style-complex="normal"/>
    </style:style>
    <style:style style:name="T16" style:family="text">
      <style:text-properties fo:font-style="normal" officeooo:rsid="001b0f08" style:font-style-asian="normal" style:font-style-complex="normal"/>
    </style:style>
    <style:style style:name="T17" style:family="text">
      <style:text-properties fo:font-style="normal" officeooo:rsid="0019bfb7" style:font-style-asian="normal" style:font-style-complex="normal"/>
    </style:style>
    <style:style style:name="T18" style:family="text">
      <style:text-properties fo:font-style="normal" officeooo:rsid="00200bf6" style:font-style-asian="normal" style:font-style-complex="normal"/>
    </style:style>
    <style:style style:name="T19" style:family="text">
      <style:text-properties fo:font-style="normal" officeooo:rsid="00346e2f" style:font-style-asian="normal" style:font-style-complex="normal"/>
    </style:style>
    <style:style style:name="T20" style:family="text">
      <style:text-properties fo:font-style="normal" officeooo:rsid="003557ef" style:font-style-asian="normal" style:font-style-complex="normal"/>
    </style:style>
    <style:style style:name="T21" style:family="text">
      <style:text-properties fo:font-style="normal" officeooo:rsid="0036af13" style:font-style-asian="normal" style:font-style-complex="normal"/>
    </style:style>
    <style:style style:name="T22" style:family="text">
      <style:text-properties fo:font-style="normal" officeooo:rsid="0037e017" style:font-style-asian="normal" style:font-style-complex="normal"/>
    </style:style>
    <style:style style:name="T23" style:family="text">
      <style:text-properties fo:font-style="normal" officeooo:rsid="003dd679" style:font-style-asian="normal" style:font-style-complex="normal"/>
    </style:style>
    <style:style style:name="T24" style:family="text">
      <style:text-properties fo:font-style="normal" officeooo:rsid="0046a1b5"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19bfb7"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bd6dd" style:font-style-asian="normal" style:font-weight-asian="normal" style:font-style-complex="normal" style:font-weight-complex="normal"/>
    </style:style>
    <style:style style:name="T29" style:family="text">
      <style:text-properties fo:font-style="normal" fo:font-weight="normal" officeooo:rsid="001e6861" style:font-style-asian="normal" style:font-weight-asian="normal" style:font-style-complex="normal" style:font-weight-complex="normal"/>
    </style:style>
    <style:style style:name="T30" style:family="text">
      <style:text-properties fo:font-style="normal" fo:font-weight="normal" officeooo:rsid="001ee186" style:font-style-asian="normal" style:font-weight-asian="normal" style:font-style-complex="normal" style:font-weight-complex="normal"/>
    </style:style>
    <style:style style:name="T31" style:family="text">
      <style:text-properties fo:font-style="normal" fo:font-weight="normal" officeooo:rsid="0023ac50" style:font-style-asian="normal" style:font-weight-asian="normal" style:font-style-complex="normal" style:font-weight-complex="normal"/>
    </style:style>
    <style:style style:name="T32" style:family="text">
      <style:text-properties fo:font-style="normal" fo:font-weight="normal" officeooo:rsid="002530ce" style:font-style-asian="normal" style:font-weight-asian="normal" style:font-style-complex="normal" style:font-weight-complex="normal"/>
    </style:style>
    <style:style style:name="T33" style:family="text">
      <style:text-properties fo:font-style="normal" fo:font-weight="normal" officeooo:rsid="003557ef" style:font-style-asian="normal" style:font-weight-asian="normal" style:font-style-complex="normal" style:font-weight-complex="normal"/>
    </style:style>
    <style:style style:name="T34" style:family="text">
      <style:text-properties fo:font-style="normal" fo:font-weight="normal" officeooo:rsid="003dd679" style:font-style-asian="normal" style:font-weight-asian="normal" style:font-style-complex="normal" style:font-weight-complex="normal"/>
    </style:style>
    <style:style style:name="T35" style:family="text">
      <style:text-properties fo:font-style="normal" fo:font-weight="normal" officeooo:rsid="00426329" style:font-style-asian="normal" style:font-weight-asian="normal" style:font-style-complex="normal" style:font-weight-complex="normal"/>
    </style:style>
    <style:style style:name="T36" style:family="text">
      <style:text-properties fo:font-style="normal" fo:font-weight="normal" officeooo:rsid="00465e04" style:font-style-asian="normal" style:font-weight-asian="normal" style:font-style-complex="normal" style:font-weight-complex="normal"/>
    </style:style>
    <style:style style:name="T37" style:family="text">
      <style:text-properties officeooo:rsid="000308f4"/>
    </style:style>
    <style:style style:name="T38" style:family="text">
      <style:text-properties officeooo:rsid="000aa5ca"/>
    </style:style>
    <style:style style:name="T39" style:family="text">
      <style:text-properties officeooo:rsid="000ca29f"/>
    </style:style>
    <style:style style:name="T40" style:family="text">
      <style:text-properties officeooo:rsid="000d24d0"/>
    </style:style>
    <style:style style:name="T41" style:family="text">
      <style:text-properties officeooo:rsid="000fc0bf"/>
    </style:style>
    <style:style style:name="T42" style:family="text">
      <style:text-properties officeooo:rsid="0010f13a"/>
    </style:style>
    <style:style style:name="T43" style:family="text">
      <style:text-properties officeooo:rsid="0011ecce"/>
    </style:style>
    <style:style style:name="T44" style:family="text">
      <style:text-properties officeooo:rsid="0015f153"/>
    </style:style>
    <style:style style:name="T45" style:family="text">
      <style:text-properties officeooo:rsid="00165b55"/>
    </style:style>
    <style:style style:name="T46" style:family="text">
      <style:text-properties officeooo:rsid="001b0f08"/>
    </style:style>
    <style:style style:name="T47" style:family="text">
      <style:text-properties fo:font-weight="bold" style:font-weight-asian="bold" style:font-weight-complex="bold"/>
    </style:style>
    <style:style style:name="T48" style:family="text">
      <style:text-properties fo:font-weight="bold" officeooo:rsid="001b0f08" style:font-weight-asian="bold" style:font-weight-complex="bold"/>
    </style:style>
    <style:style style:name="T49" style:family="text">
      <style:text-properties fo:font-weight="bold" officeooo:rsid="0027062f" style:font-weight-asian="bold" style:font-weight-complex="bold"/>
    </style:style>
    <style:style style:name="T50" style:family="text">
      <style:text-properties fo:font-weight="normal" officeooo:rsid="001b0f08" style:font-weight-asian="normal" style:font-weight-complex="normal"/>
    </style:style>
    <style:style style:name="T51" style:family="text">
      <style:text-properties officeooo:rsid="00200bf6"/>
    </style:style>
    <style:style style:name="T52" style:family="text">
      <style:text-properties officeooo:rsid="0027062f"/>
    </style:style>
    <style:style style:name="T53" style:family="text">
      <style:text-properties officeooo:rsid="002b1869"/>
    </style:style>
    <style:style style:name="T54" style:family="text">
      <style:text-properties officeooo:rsid="002c4a7f"/>
    </style:style>
    <style:style style:name="T55" style:family="text">
      <style:text-properties officeooo:rsid="00306b24"/>
    </style:style>
    <style:style style:name="T56" style:family="text">
      <style:text-properties officeooo:rsid="003255a3"/>
    </style:style>
    <style:style style:name="T57" style:family="text">
      <style:text-properties officeooo:rsid="00346e2f"/>
    </style:style>
    <style:style style:name="T58" style:family="text">
      <style:text-properties officeooo:rsid="0036af13"/>
    </style:style>
    <style:style style:name="T59" style:family="text">
      <style:text-properties officeooo:rsid="0037e017"/>
    </style:style>
    <style:style style:name="T60" style:family="text">
      <style:text-properties officeooo:rsid="0038a557"/>
    </style:style>
    <style:style style:name="T61" style:family="text">
      <style:text-properties officeooo:rsid="003baaca"/>
    </style:style>
    <style:style style:name="T62" style:family="text">
      <style:text-properties officeooo:rsid="003c492b"/>
    </style:style>
    <style:style style:name="T63" style:family="text">
      <style:text-properties officeooo:rsid="00426329"/>
    </style:style>
    <style:style style:name="T64" style:family="text">
      <style:text-properties officeooo:rsid="00465e04"/>
    </style:style>
    <style:style style:name="T65" style:family="text">
      <style:text-properties officeooo:rsid="0046a1b5"/>
    </style:style>
    <style:style style:name="T66" style:family="text">
      <style:text-properties officeooo:rsid="00486f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ccasionally, <text:span text:style-name="T53">we</text:span> find ourselves in the midst of a <text:span text:style-name="T53">particular kind of conversation. It’s illuminating and seems to have a life of its own.</text:span> Defensive or aggressive behavior is nowhere in sight. Insight and new connections <text:span text:style-name="T58">come up</text:span> in a way that's unpredictable and seemingly inexhaustible. The conversation seems to flow between the banks of agreement and disagreement, existing in some rich space between the two.</text:p>
      <text:p text:style-name="P34"><text:span text:style-name="T53">The most common place you’ll find these are within n</text:span>ew romances. A new couple in bed <text:span text:style-name="T53">for the first time, or perhaps at a coffeeshop on a third or fourth date</text:span>, talk about their feelings, dreams, <text:span text:style-name="T61">and values</text:span>. <text:span text:style-name="T53">Although there is no end-goal to the conversation, </text:span>it moves, <text:span text:style-name="T53">with a remarkable sense of relaxed excitement.</text:span> Like jazz players, the lovers riff off each others' ideas and feelings, possibly for hours <text:span text:style-name="T53">without stopping.</text:span> <text:span text:style-name="T53">It is one of the few moments in life we are able to be wholly present in without effort, feeling no desire at all to move or escape to some other targeted state.</text:span></text:p>
      <text:p text:style-name="P34"><text:span text:style-name="T53">This phenomenon occurs outside of romantic love too, albeit with less frequency.</text:span> A few close friends at a pub may find it, perhaps even semi-reliably. A pair of relaxed priests might find it coalescing between them while speculating on dissimilar ideas of God; so too may a pair of atheists discussing a search for meaning. More rarely, but perhaps most richly, an atheist and a man of faith might find it slowly growing in the space between them, whether by careful cultivation or a fortuitous combination of personalities and context.</text:p>
      <text:p text:style-name="P33">In all of these cases, the conversation <text:span text:style-name="T60">fe</text:span>els endless <text:span text:style-name="T60">and</text:span> seems to have a life of its own. Something greater than the sum of the parts <text:span text:style-name="T54">not only forms spontaneously, but actually generates entirely new insights that none of the participants could have created or predicted individually.</text:span></text:p>
      <text:p text:style-name="Text_20_body"><text:span text:style-name="T54">This is a book about these kinds of conversations, which I will call diologos—a term coined by </text:span>John Vervaeke <text:span text:style-name="T59">that comes from </text:span><text:span text:style-name="T3">diologue</text:span><text:span text:style-name="T22"> and </text:span><text:span text:style-name="T3">logos</text:span>. Other terms which get at the same idea are collective intelligence, <text:span text:style-name="T54">communitas, group flow,</text:span> and generative conversation.</text:p>
      <text:p text:style-name="Text_20_body">I write this book for two reasons. The the first <text:span text:style-name="T55">is simple. I intend</text:span> <text:span text:style-name="T54">to show that diologos can be identified, </text:span>studied, <text:span text:style-name="T54">and cultivated</text:span>: one can <text:span text:style-name="T54">plant and grow </text:span>it from the right conversations as reliably as carrots <text:span text:style-name="T54">from</text:span> the right dirt. <text:span text:style-name="T54">I am here to give you the seeds (memetic seeds!), tell you how to find the right dirt, and share techniques for its healthy growth.</text:span></text:p>
      <text:p text:style-name="P35">The second reason <text:span text:style-name="T55">is rather heavy in comparison.</text:span></text:p>
      <text:p text:style-name="P40">Today we face a series of interconnected crises that are frightening on many levels. <text:span text:style-name="T61">First, their magnitude is immense, dwarfing any of the historical crises we might compare them to. Second, a</text:span>voiding or ignoring them is dangerously naive. <text:span text:style-name="T61">Third, </text:span>we truly have no idea—individually or cultually—how we will solve them.</text:p>
      <text:p text:style-name="P36">I’ll name a few of these crises.</text:p>
      <text:p text:style-name="P37">At a philosophical level, postmodernism has dealt significant blows to certainty of knowledge, but we can’t simply wish to believe in certainty of science or faith and move on. At the level of physical reality, we find ourselves inevitably putting ever-increasing pressure on Earth’s ecological system, but even to do nothing about that is a choice with incalculable consequences. And at a distinctly personal level, the conversation on gender <text:span text:style-name="T58">today </text:span>seems to itself resemble a disfunctional relationship. Just like a bad breakup, as unpleasant as things are currently, we know it’s better than going back to how things were.</text:p>
      <text:p text:style-name="P38">We cannot unscramble these and other eggs, but we don’t yet know how to make an omelet, or indeed even if we can. Avoiding use of plastic, rejecting the very idea of truth, and giving women more power might be good starts, but as solutions they are frighteningly inadequate.</text:p>
      <text:p text:style-name="P38">As these and other crises bloom into full-blown catastrophes, it <text:span text:style-name="T58">will not be enough to</text:span> ask directly, “How do we solve these crises?”. We will be called on, as individuals and society, to answer a more fundamental and mysterious question: “How do we become that which can solve these crises?”</text:p>
      <text:p text:style-name="P39"><text:span text:style-name="T56">I submit that diologos, or whatever it evolves into, is a crucial part of the answer. The individual will use it to navigate the chaos around him even when the horizon is out of sight, and society will use it as a </text:span>building block for the new structures <text:span text:style-name="T40">as the old ones fail to cope</text:span>. <text:span text:style-name="T39">I will revisit this rather bold proclaimation in the epilogue.</text:span></text:p>
      <text:p text:style-name="P36">For now, let’s get down to brass tacks.</text:p>
      <text:p text:style-name="Text_20_body">This a field guid for an individual to find, cultivate, <text:span text:style-name="T55">and </text:span>study diologos in his or her own <text:span text:style-name="T61">social </text:span>life. <text:span text:style-name="T40">We will start with basic identification: how does one recognize it in the wild?</text:span></text:p>
      <text:h text:style-name="P54" text:outline-level="1">Diologos: A Most Exotic Creature</text:h>
      <text:p text:style-name="P28">Conversant:<text:span text:style-name="T6"> An individual engaged in </text:span><text:span text:style-name="T19">a</text:span><text:span text:style-name="T6"> given conversation.</text:span></text:p>
      <text:p text:style-name="P29">Contrasant: <text:span text:style-name="T6">Some other individual engaged in the same conversation as the </text:span>conversant<text:span text:style-name="T6">, as in “The conversant </text:span><text:span text:style-name="T21">must focus on listening to his</text:span><text:span text:style-name="T6"> contrasant</text:span><text:span text:style-name="T21">s</text:span><text:span text:style-name="T6">.”</text:span></text:p>
      <text:h text:style-name="P56" text:outline-level="3"><text:span text:style-name="T66">A Taxonomy of</text:span> Conversation</text:h>
      <text:p text:style-name="P31"><text:span text:style-name="T63">Let’s start with the worst kinds of conversations</text:span>, <text:span text:style-name="T63">then build</text:span> up to more <text:span text:style-name="T57">pleasant,</text:span> valuable <text:span text:style-name="T57">ones</text:span>.</text:p>
      <text:p text:style-name="P26"><text:span text:style-name="T62">At the bottom of the barrel is the </text:span><text:span text:style-name="T48">argument</text:span><text:span text:style-name="T50">.</text:span> the conversants feel defensive and possibly angry. Each party’s goal is to prove that their opinion is justified and their <text:span text:style-name="T62">contrasant’s</text:span> is not. It is zero-sum: one party wins only if the other loses, and vise versa. If the conversants have an emotionally loaded relationship, then <text:span text:style-name="T62">they are liable to hurt or blame each other, </text:span>seemingly bypassing any of the prudence or grace they aspire to in calmer moments.</text:p>
      <text:p text:style-name="P26">These conversations are <text:span text:style-name="T51">always</text:span> frustrating, <text:span text:style-name="T51">at their worst can be destructive and even abusive, and rarely get us anywhere except at the expense of someone else. Crucially for our purposes here, an argument rarely results in either conversant changing their mind—sometimes it can even entrench them further into their original positions. If there is a middle ground between the two sides, it is not seen as relevant and is not sought. If there is a higher truth, it’s nowhere in sight. Usually, an argument only ends when someone admits they were wrong, or when it gets too intense and they abort the conversation altogether.</text:span></text:p>
      <text:p text:style-name="P32">[two dots with lots of ugliness between]</text:p>
      <text:p text:style-name="P41">Arguments are nasty things, <text:span text:style-name="T63">but we can improve upon </text:span>them a bit by <text:span text:style-name="T46">having a </text:span><text:span text:style-name="T26">debate</text:span><text:span text:style-name="T17">. The difference is that a debate has </text:span><text:span text:style-name="T18">some</text:span><text:span text:style-name="T17"> set of agreed-on rules, implicit or explicit: don’t interrupt the speaker, give your partner a chance to respond, don’t yell, etc. Simply having a “polite argument” could count</text:span><text:span text:style-name="T16">, </text:span><text:span text:style-name="T6">politeness itself being a</text:span><text:span text:style-name="T24">n</text:span><text:span text:style-name="T6"> implicit </text:span><text:span text:style-name="T24">set of rules</text:span><text:span text:style-name="T6">.</text:span></text:p>
      <text:p text:style-name="P27"><text:span text:style-name="T24">To an audience, a debate is more valuable than an argument. This is</text:span><text:span text:style-name="T6"> </text:span><text:span text:style-name="T17">why </text:span><text:span text:style-name="T20">we televize</text:span><text:span text:style-name="T17"> presidential debates instead of presidential arguments: </text:span><text:span text:style-name="T24">t</text:span><text:span text:style-name="T6">hey’re easier to follow</text:span><text:span text:style-name="T20"> </text:span><text:span text:style-name="T23">and can even be a source of insight. </text:span><text:span text:style-name="T6">But to the speakers </text:span><text:span text:style-name="T23">themselves</text:span><text:span text:style-name="T6">, very little has been gained. </text:span><text:span text:style-name="T23">If they are more likely to change their own opinions, it’s not by much.</text:span></text:p>
      <text:p text:style-name="P22">[two dots with cleaner lines between them]</text:p>
      <text:p text:style-name="P27"><text:span text:style-name="T6">Let’s take a bigger step up, to </text:span><text:span text:style-name="T25">negotiations</text:span><text:span text:style-name="T27">.</text:span><text:span text:style-name="T25"> </text:span><text:span text:style-name="T28">I use this term in a broader sense, to include </text:span><text:span text:style-name="T27">negotiations on truth as well as commitments.</text:span></text:p>
      <text:p text:style-name="P30"><text:span text:style-name="T29">In a negotiation</text:span><text:span text:style-name="T27"> all conversants share </text:span><text:span text:style-name="T29">at least one</text:span><text:span text:style-name="T27"> goal: </text:span><text:span text:style-name="T29">consensus.</text:span><text:span text:style-name="T27"> </text:span><text:span text:style-name="T29">They </text:span><text:span text:style-name="T30">want to</text:span><text:span text:style-name="T29"> agree on </text:span><text:span text:style-name="T5">something</text:span><text:span text:style-name="T27">. Each conversant </text:span><text:span text:style-name="T29">will of course have independent, personal goals—a businessman has a list of demands, </text:span><text:span text:style-name="T34">and </text:span><text:span text:style-name="T29">a hawker wants to charge </text:span><text:span text:style-name="T30">as much money as possible</text:span><text:span text:style-name="T29">. </text:span><text:span text:style-name="T30">But if</text:span><text:span text:style-name="T29"> a negotiation is happening, it’s because these individual, personal goals rely on consensus between the conversants. The businessman won’t get any deal, good or bad, if no agreement is reached, </text:span><text:span text:style-name="T34">and</text:span><text:span text:style-name="T29"> the hawker won’t get any money at all if the buyer walks away.</text:span></text:p>
      <text:p text:style-name="P8"><text:span text:style-name="T65">In a negotiation, a conversant must honestly attempt to understand each</text:span> of the contrasants’ positions—<text:span text:style-name="T65">c</text:span>onsensus simply is not possible otherwise. <text:span text:style-name="T65">I</text:span>f I want you to say yes and shake my hand, I must understand what you want so I can begin constructing an attractive offer.</text:p>
      <text:p text:style-name="P42"><text:span text:style-name="T33">T</text:span><text:span text:style-name="T31">o declare success, the conversants must</text:span><text:span text:style-name="T27"> </text:span><text:span text:style-name="T35">find some proposal that everyone is happy with</text:span><text:span text:style-name="T27">. There is an element of creativity here, because </text:span><text:span text:style-name="T34">before a negotiation starts no one knows</text:span><text:span text:style-name="T27"> what that point of agreement </text:span><text:span text:style-name="T34">will be</text:span><text:span text:style-name="T33">: i</text:span><text:span text:style-name="T32">t </text:span><text:span text:style-name="T34">must be sought or created from the raw material of dissimilar individual </text:span><text:span text:style-name="T35">desires and motivations</text:span><text:span text:style-name="T34">.</text:span></text:p>
      <text:p text:style-name="P13">We should be quite grateful for negotiations: they are a cornerstone of barter and trade, and <text:span text:style-name="T63">thus the entire </text:span>economic <text:span text:style-name="T63">system of capitalisim itself. </text:span>Less obviously, <text:span text:style-name="T63">negotiations are at the heart of science too</text:span>: scientists with competing theories essentially engage in a community-wide negotiation on truth, again starting with disparate personal positions and finding some acceptable middle-ground or combination of the original perspectives.</text:p>
      <text:p text:style-name="P10">[several dots with a dashed-boundary dot between them]</text:p>
      <text:p text:style-name="P9"><text:span text:style-name="T52">Okay</text:span>, enough pre-school! Let’s get into some terms that will <text:span text:style-name="T1">really </text:span>impress your next date. <text:span text:style-name="T52">First up:</text:span> <text:span text:style-name="T49">Generative conversation.</text:span></text:p>
      <text:p text:style-name="P14"><text:span text:style-name="T64">But don’t be too impressed: it’s just a technical term for a familiar experience.</text:span> Generally, if you’re enjoying a conversation for its own sake, it’s generative. Comfortable coworkers will naturally fall into it. Coffee dates are made of it (if not, it was a bad date!). When we go to a bar to meet friends, it’s because we expect to have generative conversation. <text:span text:style-name="T64">When a parent asks a teen what he did with his friends and he says they “just hung out”, they were probably engaged in generative conversation. (Or drugs. Maybe both!)</text:span></text:p>
      <text:p text:style-name="P15">Negotiations end when consensus is reached, but generative conversations are not bound in this way, because <text:span text:style-name="T64">a single shot of value </text:span>was <text:span text:style-name="T65">never the ultimate goal. Something higher or more long-term pulls the individuals together into a group and then along through the conversation.</text:span></text:p>
      <text:p text:style-name="P11">[3D, “shared purpose” dot above the circle of conversants, dashed-boundary dots leading up toward the shared purpose]</text:p>
      <text:p text:style-name="P16">During a coffee date, when one person makes a good joke or insightful point, and the other laughs or nods thoughtfully, they don’t then shake hands and say goodbye. They jump to another topic and keep going. Good friends hanging out can keep up an incredible momentum for hours, generating insight after insight. Generative conversations are so natural to us that we seem to be wired to <text:span text:style-name="T65">start and enjoy</text:span> them. It’s the oldest human pastime in the book.</text:p>
      <text:p text:style-name="P52"><text:span text:style-name="T27">If arguments are zero-sum, then negotiations are positive-sum, and generative conversation</text:span><text:span text:style-name="T36">s</text:span><text:span text:style-name="T27"> </text:span><text:span text:style-name="T36">are</text:span><text:span text:style-name="T27"> </text:span><text:span text:style-name="T4">infinite-sum</text:span><text:span text:style-name="T27">.</text:span></text:p>
      <text:p text:style-name="P4"/>
      <text:p text:style-name="P6">More about Socrates / Plato?</text:p>
      <text:p text:style-name="P7">Identifying diologos</text:p>
      <text:list xml:id="list7718549767041527880" text:style-name="L1">
        <text:list-item>
          <text:p text:style-name="P43">excitement</text:p>
        </text:list-item>
        <text:list-item>
          <text:p text:style-name="P49">Abundance of connections</text:p>
        </text:list-item>
        <text:list-item>
          <text:p text:style-name="P49">Everything you say is true, honest, important, and relevant to your life</text:p>
        </text:list-item>
        <text:list-item>
          <text:p text:style-name="P43">“I’ve never thought about it like that”</text:p>
        </text:list-item>
        <text:list-item>
          <text:p text:style-name="P43">future opens up</text:p>
        </text:list-item>
        <text:list-item>
          <text:p text:style-name="P43">you don’t want it to end</text:p>
        </text:list-item>
        <text:list-item>
          <text:p text:style-name="P43">self-awareness of conversation</text:p>
        </text:list-item>
        <text:list-item>
          <text:p text:style-name="P43">abundance of synergy/connections</text:p>
        </text:list-item>
        <text:list-item>
          <text:p text:style-name="P50">Beyond logic</text:p>
        </text:list-item>
      </text:list>
      <text:p text:style-name="P7">Fertile Ground</text:p>
      <text:list xml:id="list8024241980798705730" text:style-name="L2">
        <text:list-item>
          <text:p text:style-name="P44">Safety <text:span text:style-name="T41">for honesty</text:span></text:p>
        </text:list-item>
        <text:list-item>
          <text:p text:style-name="P44">Relaxed</text:p>
        </text:list-item>
        <text:list-item>
          <text:p text:style-name="P44"><text:span text:style-name="T40">A</text:span>ctive listening</text:p>
        </text:list-item>
        <text:list-item>
          <text:p text:style-name="P44">Space to share</text:p>
        </text:list-item>
        <text:list-item>
          <text:p text:style-name="P44">honesty</text:p>
        </text:list-item>
        <text:list-item>
          <text:p text:style-name="P44">shared values/goals</text:p>
        </text:list-item>
      </text:list>
      <text:p text:style-name="P7">Techniques for growing diologos</text:p>
      <text:list xml:id="list5346678735019599338" text:style-name="L3">
        <text:list-item>
          <text:p text:style-name="P51">warm-ups <text:span text:style-name="T42">(contact the big boys)</text:span></text:p>
        </text:list-item>
        <text:list-item>
          <text:p text:style-name="P45">rule omega</text:p>
        </text:list-item>
        <text:list-item>
          <text:p text:style-name="P45">speak feelings, invite others to do so</text:p>
        </text:list-item>
        <text:list-item>
          <text:p text:style-name="P45">note intuitive or “hunch” connections, or sudden recollections</text:p>
        </text:list-item>
        <text:list-item>
          <text:p text:style-name="P45">keep points concise <text:span text:style-name="T43">or at least don’t noodle</text:span>, then open space for others to riff</text:p>
        </text:list-item>
        <text:list-item>
          <text:p text:style-name="P45">replace “.” with “?”</text:p>
        </text:list-item>
        <text:list-item>
          <text:p text:style-name="P45">If you want to say something but don’t get your chance, let the insight go, and instead listen. Usually, its time will come</text:p>
        </text:list-item>
        <text:list-item>
          <text:p text:style-name="P45">easy come easy go – let it end when it should</text:p>
        </text:list-item>
        <text:list-item>
          <text:p text:style-name="P45">comment on wobbliness</text:p>
        </text:list-item>
        <text:list-item>
          <text:p text:style-name="P45">comment on topology</text:p>
        </text:list-item>
        <text:list-item>
          <text:p text:style-name="P45">recognize others’ contributions by name</text:p>
        </text:list-item>
        <text:list-item>
          <text:p text:style-name="P45">invite the quiet ones to share</text:p>
        </text:list-item>
        <text:list-item>
          <text:p text:style-name="P45">if you don’t follow, speak up and map out the connection</text:p>
        </text:list-item>
        <text:list-item>
          <text:p text:style-name="P45">don’t tell stories/scripts</text:p>
        </text:list-item>
      </text:list>
      <text:p text:style-name="P7">etc</text:p>
      <text:list xml:id="list6307154235829082975" text:style-name="L4">
        <text:list-item>
          <text:p text:style-name="P46">Pararlax vision / perspective</text:p>
        </text:list-item>
        <text:list-item>
          <text:p text:style-name="P46">the least among us has access to truth via experience, and diologos can locate, refine, and magnify it.</text:p>
        </text:list-item>
      </text:list>
      <text:p text:style-name="P7">Pre-diologos techniques</text:p>
      <text:list xml:id="list7508075347119232919" text:style-name="L5">
        <text:list-item>
          <text:p text:style-name="P47">be selective – not everyone is ready</text:p>
        </text:list-item>
        <text:list-item>
          <text:p text:style-name="P47">intervene for a new groove</text:p>
        </text:list-item>
        <text:list-item>
          <text:p text:style-name="P47">don’t fix silence (and challenge if it seems others have)</text:p>
        </text:list-item>
      </text:list>
      <text:p text:style-name="P7">Germination</text:p>
      <text:list xml:id="list750710432863444007" text:style-name="L6">
        <text:list-item>
          <text:p text:style-name="P48">make fruits explicit as diologos closes</text:p>
        </text:list-item>
        <text:list-item>
          <text:p text:style-name="P48">share this book / write your own / join our forum?</text:p>
        </text:list-item>
        <text:list-item>
          <text:p text:style-name="P48">Highlight the next run for those who can’t quite reach the top</text:p>
        </text:list-item>
        <text:list-item>
          <text:p text:style-name="P48">collect your peers</text:p>
        </text:list-item>
      </text:list>
      <text:p text:style-name="P20">Why does it work? We are evolved to be truth-seekers among sneaky social agents</text:p>
      <text:p text:style-name="P17"/>
      <text:p text:style-name="P18">Don’t dominate with a foregone conclusion, but what about making a particular point? Make the point concisely, then step back and create space, and focus on what fills it.</text:p>
      <text:p text:style-name="P18"/>
      <text:p text:style-name="P18"/>
      <text:p text:style-name="P18"/>
      <text:p text:style-name="P23"/>
      <text:p text:style-name="P23"/>
      <text:p text:style-name="P23"/>
      <text:h text:style-name="P55" text:outline-level="2">Some Nomenclature</text:h>
      <text:h text:style-name="P53" text:outline-level="4">Generative Conversation</text:h>
      <text:p text:style-name="P23"><text:span text:style-name="T37">Let’s start with a less ambitious term: </text:span><text:span text:style-name="T2">generative conversation</text:span><text:span text:style-name="T14">. Here, what is generated is usually insight </text:span><text:span text:style-name="T12">or strategy</text:span><text:span text:style-name="T14">, given a particular shared interest or goal. A hallmark of a generative conversation is that no one going into the conversation can predict </text:span><text:span text:style-name="T12">what insight </text:span><text:span text:style-name="T14">will be produced. </text:span><text:span text:style-name="T7">That makes sense, of course, in the same way that an electric generator won’t produce electricity until it’s running.</text:span></text:p>
      <text:p text:style-name="P1"><text:span text:style-name="T8">So, a</text:span><text:span text:style-name="T7"> manager informing employees of a new policy, a pastor giving a sermon, </text:span><text:span text:style-name="T8">or</text:span><text:span text:style-name="T7"> a teacher giving a lecture, </text:span><text:span text:style-name="T12">may all be valuable, but they</text:span><text:span text:style-name="T7"> are almost never generative. The information was created and packaged for delivery before the conversation, where </text:span><text:span text:style-name="T15">was then</text:span><text:span text:style-name="T7"> disbursed. Everyone except the speaker </text:span><text:span text:style-name="T12">is</text:span><text:span text:style-name="T7"> expected to consume the content, and </text:span><text:span text:style-name="T8">any real co-creation by the audience </text:span><text:span text:style-name="T12">is</text:span><text:span text:style-name="T8"> rare.</text:span></text:p>
      <text:p text:style-name="P2"><text:span text:style-name="T12">T</text:span><text:span text:style-name="T6">here are exceptions.</text:span><text:span text:style-name="T7"> If the speaker is genuinely exploring ideas as he speaks, </text:span><text:span text:style-name="T9">rather than working toward a pre-formed conclusion</text:span><text:span text:style-name="T7">, </text:span><text:span text:style-name="T12">it can be a gen</text:span><text:span text:style-name="T6">erative conversation, or at least a generative lecture.</text:span><text:span text:style-name="T7"> Jordan Peterson has become a master at this </text:span><text:span text:style-name="T6">(FIND QUOTE?), </text:span><text:span text:style-name="T7">and a particularly good teacher or pastor can harness this same energy. </text:span><text:span text:style-name="T6">If done right, both the speaker and the audience come away with new insights, and both generally feel more fulfilled and refreshed than </text:span><text:span text:style-name="T13">one</text:span><text:span text:style-name="T6"> </text:span><text:span text:style-name="T9">might </text:span><text:span text:style-name="T15">typically</text:span><text:span text:style-name="T6"> expect from such contexts.</text:span></text:p>
      <text:p text:style-name="P3"><text:span text:style-name="T6">This highlihgts </text:span><text:span text:style-name="T11">perhaps the most crucial </text:span><text:span text:style-name="T6">requirement of a generative conversation: </text:span><text:span text:style-name="T10">the </text:span><text:span text:style-name="T11">speaker(s) must </text:span><text:span text:style-name="T12">be in an exploratory frame of mind, rather than </text:span><text:span text:style-name="T11">trying to reach a forgone conclusion.</text:span></text:p>
      <text:p text:style-name="P3"><text:span text:style-name="T10">Making a point is hard work. </text:span><text:span text:style-name="T11">When </text:span><text:span text:style-name="T10">one is making a point, there isn’t much mental room for understanding some other point. So if the entire conversational goal is to make a particular, known conclusion clear to others, the speaker will have no interest in deviations that threaten the clarity of his pre-chosen point. </text:span><text:span text:style-name="T12">The conversation will be a stage for the speaker’s knowledge or stories (valuable or not), rather than a space for collaborative generation of new insights.</text:span></text:p>
      <text:p text:style-name="P5"><text:span text:style-name="T6">The term </text:span><text:span text:style-name="T1">generative conversation</text:span><text:span text:style-name="T6"> has its fanatics, but generally is used as a sort of tool within an organization, given some ultimate problem or goal to focus around. It’s not as illusive as the other terms we’ll get into: combine the above requirement with a solid foundation of trust and a shared interest or focus, and it can arise reliably and effortlessly (with the understanding that a “solid foundation of trust” itself is not necessarily easy to gain or maintain).</text:span></text:p>
      <text:h text:style-name="P53" text:outline-level="4">Collective Intelligence</text:h>
      <text:p text:style-name="P19">In its most unassuming sense, collective intelligence is old hat to humanity. Skyscrapers, the Internet, and every invention not lost to time is a clear product of collective intelligence. <text:span text:style-name="T38">Collective intelligence is what </text:span>ensures that a single person’s innovation can be passed on and eventually magnified by other people. <text:span text:style-name="T38">Octopi are hightly intelligent, but not collectively so; thus, they regularly fool their human keepers in zoos, but have no hope of building a zoo themsel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8:42:14.770155298</meta:creation-date>
    <dc:date>2020-02-23T15:06:35.426007999</dc:date>
    <meta:editing-duration>PT2H48M43S</meta:editing-duration>
    <meta:editing-cycles>22</meta:editing-cycles>
    <meta:generator>LibreOffice/5.1.6.2$Linux_X86_64 LibreOffice_project/10m0$Build-2</meta:generator>
    <meta:document-statistic meta:table-count="0" meta:image-count="0" meta:object-count="0" meta:page-count="1" meta:paragraph-count="95" meta:word-count="2522" meta:character-count="14933" meta:non-whitespace-character-count="12548"/>
  </office:meta>
</office:document-meta>
</file>